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2b2b2" draw:textarea-horizontal-align="justify" draw:textarea-vertical-align="middle" draw:auto-grow-height="false" fo:min-height="2.226cm" fo:min-width="4.592cm"/>
    </style:style>
    <style:style style:name="gr2" style:family="graphic" style:parent-style-name="standard">
      <style:graphic-properties draw:textarea-horizontal-align="justify" draw:textarea-vertical-align="middle" draw:auto-grow-height="false" fo:min-height="1.072cm" fo:min-width="4.348cm"/>
    </style:style>
    <style:style style:name="gr3" style:family="graphic" style:parent-style-name="standard">
      <style:graphic-properties draw:textarea-horizontal-align="justify" draw:textarea-vertical-align="middle" draw:auto-grow-height="false" fo:min-height="0.758cm" fo:min-width="4.412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702cm" fo:min-width="2.46cm"/>
    </style:style>
    <style:style style:name="gr6" style:family="graphic" style:parent-style-name="standard">
      <style:graphic-properties draw:textarea-horizontal-align="justify" draw:textarea-vertical-align="middle" draw:auto-grow-height="false" fo:min-height="2.27cm" fo:min-width="2.648cm"/>
    </style:style>
    <style:style style:name="P1" style:family="paragraph">
      <style:paragraph-properties fo:text-align="center"/>
    </style:style>
    <style:style style:name="P2" style:family="paragraph">
      <loext:graphic-properties draw:fill-color="#b2b2b2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xml:id="id3" draw:id="id3" draw:layer="layout" svg:width="7.2cm" svg:height="3.5cm" svg:x="5.4cm" svg:y="1.1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7.7cm" svg:height="2.1cm" svg:x="5.1cm" svg:y="5.5cm">
          <text:p text:style-name="P1">Podaj 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1" draw:id="id1" draw:layer="layout" svg:width="7.8cm" svg:height="1.6cm" svg:x="4.1cm" svg:y="8.2cm">
          <text:p text:style-name="P1">Podaj 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1" draw:layer="layout" svg:x1="8cm" svg:y1="8.2cm" svg:x2="7.987cm" svg:y2="7.6cm" draw:start-shape="id1" draw:start-glue-point="5" draw:end-shape="id2" draw:end-glue-point="7" svg:d="M8000 8200v-299h-13v-301" svg:viewBox="0 0 14 601">
          <text:p/>
        </draw:connector>
        <draw:connector draw:style-name="gr4" draw:text-style-name="P1" draw:layer="layout" svg:x1="8.95cm" svg:y1="5.5cm" svg:x2="9cm" svg:y2="4.6cm" draw:start-shape="id2" draw:start-glue-point="5" draw:end-shape="id3" draw:end-glue-point="8" svg:d="M8950 5500v-449h50v-451" svg:viewBox="0 0 51 901">
          <text:p/>
        </draw:connector>
        <draw:custom-shape draw:style-name="gr5" draw:text-style-name="P1" xml:id="id4" draw:id="id4" draw:layer="layout" svg:width="4.7cm" svg:height="3.1cm" svg:x="6.7cm" svg:y="11.5cm">
          <text:p text:style-name="P1">A=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1" draw:layer="layout" svg:x1="8cm" svg:y1="9.8cm" svg:x2="9.05cm" svg:y2="11.5cm" draw:start-shape="id1" draw:start-glue-point="8" draw:end-shape="id4" draw:end-glue-point="5" svg:d="M8000 9800v851h1050v849" svg:viewBox="0 0 1051 1701">
          <text:p/>
        </draw:connector>
        <draw:custom-shape draw:style-name="gr6" draw:text-style-name="P1" draw:layer="layout" svg:width="5cm" svg:height="4cm" svg:x="2.6cm" svg:y="16.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2T11:26:31.292391372</meta:creation-date>
    <dc:date>2019-09-12T11:40:47.202199546</dc:date>
    <meta:editing-duration>PT14M16S</meta:editing-duration>
    <meta:editing-cycles>1</meta:editing-cycles>
    <meta:document-statistic meta:object-count="8"/>
    <meta:generator>LibreOffice/6.0.7.3$Linux_X86_64 LibreOffice_project/00m0$Build-3</meta:generator>
  </office:meta>
</office:document-meta>
</file>